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87693D6A068903B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ormative1" style:family="table">
      <style:table-properties style:width="18.394cm" fo:margin-left="-0.808cm" table:align="left"/>
    </style:style>
    <style:style style:name="normative1.A" style:family="table-column">
      <style:table-column-properties style:column-width="0.783cm"/>
    </style:style>
    <style:style style:name="normative1.B" style:family="table-column">
      <style:table-column-properties style:column-width="0.603cm"/>
    </style:style>
    <style:style style:name="normative1.C" style:family="table-column">
      <style:table-column-properties style:column-width="17.007cm"/>
    </style:style>
    <style:style style:name="normative1.A1" style:family="table-cell">
      <style:table-cell-properties fo:padding="0.097cm" fo:border="none"/>
    </style:style>
    <style:style style:name="list1" style:family="table">
      <style:table-properties style:width="17.706cm" table:align="margins"/>
    </style:style>
    <style:style style:name="list1.A" style:family="table-column">
      <style:table-column-properties style:column-width="8.853cm" style:rel-column-width="32767*"/>
    </style:style>
    <style:style style:name="list1.B" style:family="table-column">
      <style:table-column-properties style:column-width="8.853cm" style:rel-column-width="32768*"/>
    </style:style>
    <style:style style:name="list1.1" style:family="table-row">
      <style:table-row-properties style:min-row-height="0.905cm"/>
    </style:style>
    <style:style style:name="list1.A1" style:family="table-cell">
      <style:table-cell-properties style:vertical-align="middle" fo:padding="0.097cm" fo:border-left="0.1pt solid #000000" fo:border-right="none" fo:border-top="0.1pt solid #000000" fo:border-bottom="0.05pt solid #000000"/>
    </style:style>
    <style:style style:name="list1.B1" style:family="table-cell">
      <style:table-cell-properties style:vertical-align="middle" fo:padding="0.097cm" fo:border-left="0.05pt solid #000000" fo:border-right="0.1pt solid #000000" fo:border-top="0.1pt solid #000000" fo:border-bottom="0.05pt solid #000000"/>
    </style:style>
    <style:style style:name="list1.A2" style:family="table-cell">
      <style:table-cell-properties fo:padding="0.097cm" fo:border-left="0.1pt solid #000000" fo:border-right="none" fo:border-top="none" fo:border-bottom="0.1pt solid #000000"/>
    </style:style>
    <style:style style:name="list1.B2" style:family="table-cell">
      <style:table-cell-properties fo:padding="0.097cm" fo:border-left="0.05pt solid #000000" fo:border-right="0.1pt solid #000000" fo:border-top="none" fo:border-bottom="0.1pt solid #000000"/>
    </style:style>
    <style:style style:name="list2" style:family="table">
      <style:table-properties style:width="18.521cm" fo:margin-left="-0.804cm" table:align="left" style:writing-mode="page"/>
    </style:style>
    <style:style style:name="list2.A" style:family="table-column">
      <style:table-column-properties style:column-width="0.794cm"/>
    </style:style>
    <style:style style:name="list2.B" style:family="table-column">
      <style:table-column-properties style:column-width="10.924cm"/>
    </style:style>
    <style:style style:name="list2.C" style:family="table-column">
      <style:table-column-properties style:column-width="3.401cm"/>
    </style:style>
    <style:style style:name="list2.D" style:family="table-column">
      <style:table-column-properties style:column-width="3.403cm"/>
    </style:style>
    <style:style style:name="list2.A1" style:family="table-cell">
      <style:table-cell-properties fo:padding="0.097cm" fo:border="none"/>
    </style:style>
    <style:style style:name="list2.B1" style:family="table-cell">
      <style:table-cell-properties fo:padding="0.097cm" fo:border-left="0.05pt solid #000000" fo:border-right="none" fo:border-top="0.05pt solid #000000" fo:border-bottom="0.05pt solid #000000"/>
    </style:style>
    <style:style style:name="list2.D1" style:family="table-cell">
      <style:table-cell-properties fo:padding="0.097cm" fo:border="0.05pt solid #000000"/>
    </style:style>
    <style:style style:name="list2.B2" style:family="table-cell">
      <style:table-cell-properties fo:padding="0.097cm" fo:border-left="0.05pt solid #000000" fo:border-right="none" fo:border-top="none" fo:border-bottom="0.05pt solid #000000"/>
    </style:style>
    <style:style style:name="list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727cm" fo:margin-left="0cm" table:align="left" style:writing-mode="page"/>
    </style:style>
    <style:style style:name="Таблица1.A" style:family="table-column">
      <style:table-column-properties style:column-width="10.915cm"/>
    </style:style>
    <style:style style:name="Таблица1.B" style:family="table-column">
      <style:table-column-properties style:column-width="6.812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normative2" style:family="table">
      <style:table-properties style:width="18.394cm" fo:margin-left="-0.808cm" table:align="left"/>
    </style:style>
    <style:style style:name="normative2.A" style:family="table-column">
      <style:table-column-properties style:column-width="0.783cm"/>
    </style:style>
    <style:style style:name="normative2.B" style:family="table-column">
      <style:table-column-properties style:column-width="0.603cm"/>
    </style:style>
    <style:style style:name="normative2.C" style:family="table-column">
      <style:table-column-properties style:column-width="17.007cm"/>
    </style:style>
    <style:style style:name="normative2.A1" style:family="table-cell">
      <style:table-cell-properties fo:padding="0.097cm" fo:border="none"/>
    </style:style>
    <style:style style:name="list1_5f_2" style:display-name="list1_2" style:family="table">
      <style:table-properties style:width="17.706cm" table:align="margins"/>
    </style:style>
    <style:style style:name="list1_5f_2.A" style:display-name="list1_2.A" style:family="table-column">
      <style:table-column-properties style:column-width="8.853cm" style:rel-column-width="32767*"/>
    </style:style>
    <style:style style:name="list1_5f_2.B" style:display-name="list1_2.B" style:family="table-column">
      <style:table-column-properties style:column-width="8.853cm" style:rel-column-width="32768*"/>
    </style:style>
    <style:style style:name="list1_5f_2.1" style:display-name="list1_2.1" style:family="table-row">
      <style:table-row-properties style:min-row-height="0.905cm"/>
    </style:style>
    <style:style style:name="list1_5f_2.A1" style:display-name="list1_2.A1" style:family="table-cell">
      <style:table-cell-properties style:vertical-align="middle" fo:padding="0.097cm" fo:border-left="0.1pt solid #000000" fo:border-right="none" fo:border-top="0.1pt solid #000000" fo:border-bottom="0.05pt solid #000000"/>
    </style:style>
    <style:style style:name="list1_5f_2.B1" style:display-name="list1_2.B1" style:family="table-cell">
      <style:table-cell-properties style:vertical-align="middle" fo:padding="0.097cm" fo:border-left="0.05pt solid #000000" fo:border-right="0.1pt solid #000000" fo:border-top="0.1pt solid #000000" fo:border-bottom="0.05pt solid #000000"/>
    </style:style>
    <style:style style:name="list1_5f_2.A2" style:display-name="list1_2.A2" style:family="table-cell">
      <style:table-cell-properties fo:padding="0.097cm" fo:border-left="0.1pt solid #000000" fo:border-right="none" fo:border-top="none" fo:border-bottom="0.1pt solid #000000"/>
    </style:style>
    <style:style style:name="list1_5f_2.B2" style:display-name="list1_2.B2" style:family="table-cell">
      <style:table-cell-properties fo:padding="0.097cm" fo:border-left="0.05pt solid #000000" fo:border-right="0.1pt solid #000000" fo:border-top="none" fo:border-bottom="0.1pt solid #000000"/>
    </style:style>
    <style:style style:name="list2_5f_2" style:display-name="list2_2" style:family="table">
      <style:table-properties style:width="18.521cm" fo:margin-left="-0.804cm" table:align="left" style:writing-mode="page"/>
    </style:style>
    <style:style style:name="list2_5f_2.A" style:display-name="list2_2.A" style:family="table-column">
      <style:table-column-properties style:column-width="0.794cm"/>
    </style:style>
    <style:style style:name="list2_5f_2.B" style:display-name="list2_2.B" style:family="table-column">
      <style:table-column-properties style:column-width="10.924cm"/>
    </style:style>
    <style:style style:name="list2_5f_2.C" style:display-name="list2_2.C" style:family="table-column">
      <style:table-column-properties style:column-width="3.401cm"/>
    </style:style>
    <style:style style:name="list2_5f_2.D" style:display-name="list2_2.D" style:family="table-column">
      <style:table-column-properties style:column-width="3.403cm"/>
    </style:style>
    <style:style style:name="list2_5f_2.A1" style:display-name="list2_2.A1" style:family="table-cell">
      <style:table-cell-properties fo:padding="0.097cm" fo:border="none"/>
    </style:style>
    <style:style style:name="list2_5f_2.B1" style:display-name="list2_2.B1" style:family="table-cell">
      <style:table-cell-properties fo:padding="0.097cm" fo:border-left="0.05pt solid #000000" fo:border-right="none" fo:border-top="0.05pt solid #000000" fo:border-bottom="0.05pt solid #000000"/>
    </style:style>
    <style:style style:name="list2_5f_2.D1" style:display-name="list2_2.D1" style:family="table-cell">
      <style:table-cell-properties fo:padding="0.097cm" fo:border="0.05pt solid #000000"/>
    </style:style>
    <style:style style:name="list2_5f_2.B2" style:display-name="list2_2.B2" style:family="table-cell">
      <style:table-cell-properties fo:padding="0.097cm" fo:border-left="0.05pt solid #000000" fo:border-right="none" fo:border-top="none" fo:border-bottom="0.05pt solid #000000"/>
    </style:style>
    <style:style style:name="list2_5f_2.C2" style:display-name="list2_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706cm" fo:margin-left="0.021cm" table:align="left" style:writing-mode="page"/>
    </style:style>
    <style:style style:name="Таблица5.A" style:family="table-column">
      <style:table-column-properties style:column-width="10.892cm"/>
    </style:style>
    <style:style style:name="Таблица5.B" style:family="table-column">
      <style:table-column-properties style:column-width="6.814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Header">
      <style:text-properties fo:language="en" fo:country="US" officeooo:rsid="001d331a"/>
    </style:style>
    <style:style style:name="P2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font-size="8pt" fo:language="en" fo:country="US" fo:font-weight="normal" officeooo:rsid="0031eb84" officeooo:paragraph-rsid="0031eb84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bd57b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1eeef9" officeooo:paragraph-rsid="001eeef9" style:font-weight-asian="bold" style:font-weight-complex="bold"/>
    </style:style>
    <style:style style:name="P5" style:family="paragraph" style:parent-style-name="Frame_20_contents" style:master-page-name="">
      <loext:graphic-properties draw:fill="none" draw:fill-image-width="0cm" draw:fill-image-height="0cm"/>
      <style:paragraph-properties fo:margin-left="0.101cm" fo:margin-right="0cm" fo:margin-top="0.101cm" fo:margin-bottom="0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font-size="12.5pt" officeooo:paragraph-rsid="0026817a" style:font-size-asian="12.5pt" style:font-size-complex="12.5pt"/>
    </style:style>
    <style:style style:name="P6" style:family="paragraph" style:parent-style-name="Frame_20_contents">
      <loext:graphic-properties draw:fill="none" draw:fill-image-width="0cm" draw:fill-image-height="0cm"/>
      <style:paragraph-properties fo:margin-left="0.101cm" fo:margin-right="0cm" fo:margin-top="0.049cm" fo:margin-bottom="0cm" loext:contextual-spacing="false" fo:text-indent="0cm" style:auto-text-indent="false" fo:background-color="transparent" style:shadow="none" style:writing-mode="page">
        <style:tab-stops/>
      </style:paragraph-properties>
      <style:text-properties fo:font-size="12pt" officeooo:paragraph-rsid="0026817a" style:font-size-asian="12pt" style:font-size-complex="12pt"/>
    </style:style>
    <style:style style:name="P7" style:family="paragraph" style:parent-style-name="Frame_20_contents" style:master-page-name="">
      <loext:graphic-properties draw:fill-image-width="0cm" draw:fill-image-height="0cm"/>
      <style:paragraph-properties fo:margin-top="0cm" fo:margin-bottom="0cm" loext:contextual-spacing="false" fo:text-align="center" style:justify-single-word="false" style:page-number="auto" style:shadow="none" style:vertical-align="middle" style:writing-mode="page">
        <style:tab-stops/>
      </style:paragraph-properties>
      <style:text-properties fo:font-size="13pt" fo:language="ru" fo:country="RU" fo:font-weight="bold" officeooo:rsid="001d331a" officeooo:paragraph-rsid="001d331a" style:font-size-asian="11.3500003814697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loext:contextual-spacing="false" style:writing-mode="page"/>
      <style:text-properties fo:font-size="6pt" style:font-size-asian="5.25pt" style:font-size-complex="6pt"/>
    </style:style>
    <style:style style:name="P9" style:family="paragraph" style:parent-style-name="Standard">
      <style:paragraph-properties fo:margin-top="0cm" fo:margin-bottom="0.101cm" loext:contextual-spacing="false" fo:text-align="center" style:justify-single-word="false" style:writing-mode="page"/>
      <style:text-properties fo:language="en" fo:country="US" fo:font-weight="bold" officeooo:rsid="001eeef9" officeooo:paragraph-rsid="001eeef9" style:font-weight-asian="bold" style:font-weight-complex="bold"/>
    </style:style>
    <style:style style:name="P10" style:family="paragraph" style:parent-style-name="Standard">
      <style:paragraph-properties fo:margin-top="0cm" fo:margin-bottom="0.101cm" loext:contextual-spacing="false" fo:text-align="center" style:justify-single-word="false" style:writing-mode="page"/>
      <style:text-properties fo:language="ru" fo:country="RU" fo:font-weight="bold" officeooo:rsid="001eeef9" officeooo:paragraph-rsid="001eeef9" style:font-weight-asian="bold" style:font-weight-complex="bold"/>
    </style:style>
    <style:style style:name="P11" style:family="paragraph" style:parent-style-name="Standard">
      <style:paragraph-properties fo:margin-top="0cm" fo:margin-bottom="0.101cm" loext:contextual-spacing="false" fo:text-align="center" style:justify-single-word="false" style:writing-mode="page"/>
      <style:text-properties fo:language="ru" fo:country="RU" fo:font-weight="bold" officeooo:rsid="001eeef9" officeooo:paragraph-rsid="003e7cf9" style:font-weight-asian="bold" style:font-weight-complex="bold"/>
    </style:style>
    <style:style style:name="P12" style:family="paragraph" style:parent-style-name="Standard">
      <style:paragraph-properties fo:margin-top="0cm" fo:margin-bottom="0.101cm" loext:contextual-spacing="false" fo:text-align="center" style:justify-single-word="false" style:writing-mode="page"/>
      <style:text-properties fo:language="ru" fo:country="RU" fo:font-weight="bold" officeooo:rsid="002b60e2" officeooo:paragraph-rsid="001eeef9" style:font-weight-asian="bold" style:font-weight-complex="bold"/>
    </style:style>
    <style:style style:name="P13" style:family="paragraph" style:parent-style-name="Standard">
      <style:paragraph-properties fo:margin-top="0cm" fo:margin-bottom="0.101cm" loext:contextual-spacing="false" fo:text-align="center" style:justify-single-word="false" style:writing-mode="page"/>
      <style:text-properties fo:font-size="9pt" fo:language="en" fo:country="US" fo:font-weight="bold" officeooo:rsid="001bd57b" officeooo:paragraph-rsid="001bd57b" style:font-size-asian="9pt" style:font-weight-asian="bold" style:font-size-complex="9pt" style:font-weight-complex="bold"/>
    </style:style>
    <style:style style:name="P14" style:family="paragraph" style:parent-style-name="Footnote">
      <style:text-properties officeooo:rsid="00214d68" officeooo:paragraph-rsid="00214d68"/>
    </style:style>
    <style:style style:name="P15" style:family="paragraph" style:parent-style-name="Table_20_Contents">
      <style:paragraph-properties fo:text-align="center" style:justify-single-word="false"/>
      <style:text-properties fo:font-size="11pt" fo:language="ru" fo:country="RU" fo:font-weight="bold" officeooo:rsid="00209402" officeooo:paragraph-rsid="0020940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language="ru" fo:country="RU" fo:font-weight="bold" officeooo:rsid="0020fda4" officeooo:paragraph-rsid="0020fda4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fo:font-weight="bold" officeooo:rsid="00209402" officeooo:paragraph-rsid="0020940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fo:font-weight="bold" officeooo:rsid="0020fda4" officeooo:paragraph-rsid="0020fda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font-weight="bold" officeooo:rsid="00214d68" officeooo:paragraph-rsid="00214d68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1pt" fo:font-weight="bold" officeooo:rsid="00214d68" officeooo:paragraph-rsid="003e7cf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rsid="0021c743" officeooo:paragraph-rsid="0021c74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21c743" officeooo:paragraph-rsid="003e7cf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214d68" officeooo:paragraph-rsid="00214d68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231ca8" officeooo:paragraph-rsid="00231ca8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fo:language="en" fo:country="US" officeooo:rsid="00231ca8" officeooo:paragraph-rsid="00231ca8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fo:language="en" fo:country="US" officeooo:rsid="003759ea" officeooo:paragraph-rsid="003759ea" style:font-size-asian="11pt" style:font-size-complex="11pt" text:display="none" loext:shadow="none"/>
    </style:style>
    <style:style style:name="P28" style:family="paragraph" style:parent-style-name="Table_20_Contents">
      <style:paragraph-properties fo:text-align="center" style:justify-single-word="false"/>
      <style:text-properties fo:font-size="11pt" fo:language="en" fo:country="US" fo:font-weight="bold" officeooo:rsid="0020fda4" officeooo:paragraph-rsid="0020fda4" style:font-size-asian="11pt" style:font-weight-asian="bold" style:font-size-complex="11pt" style:font-weight-complex="bold" text:display="none" loext:shadow="none"/>
    </style:style>
    <style:style style:name="P29" style:family="paragraph" style:parent-style-name="Table_20_Contents">
      <style:paragraph-properties fo:text-align="center" style:justify-single-word="false"/>
      <style:text-properties fo:font-size="9pt" fo:language="en" fo:country="US" officeooo:rsid="001eeef9" officeooo:paragraph-rsid="001eeef9" style:font-size-asian="9pt" style:font-size-complex="9pt" text:display="none"/>
    </style:style>
    <style:style style:name="P30" style:family="paragraph" style:parent-style-name="Table_20_Contents">
      <style:paragraph-properties fo:text-align="center" style:justify-single-word="false"/>
      <style:text-properties fo:font-size="9pt" fo:language="en" fo:country="US" officeooo:rsid="0032bb55" officeooo:paragraph-rsid="0032bb55" style:font-size-asian="9pt" style:font-size-complex="9pt" text:display="none"/>
    </style:style>
    <style:style style:name="P31" style:family="paragraph" style:parent-style-name="Table_20_Contents">
      <style:paragraph-properties fo:text-align="center" style:justify-single-word="false"/>
      <style:text-properties fo:font-size="9pt" fo:language="en" fo:country="US" officeooo:rsid="00344000" officeooo:paragraph-rsid="00344000" style:font-size-asian="9pt" style:font-size-complex="9pt" text:display="none"/>
    </style:style>
    <style:style style:name="P32" style:family="paragraph" style:parent-style-name="Table_20_Contents">
      <style:paragraph-properties fo:text-align="center" style:justify-single-word="false"/>
      <style:text-properties fo:font-size="9pt" fo:language="en" fo:country="US" officeooo:rsid="0039463d" officeooo:paragraph-rsid="0039463d" style:font-size-asian="9pt" style:font-size-complex="9pt" text:display="none"/>
    </style:style>
    <style:style style:name="P33" style:family="paragraph" style:parent-style-name="Table_20_Contents">
      <style:paragraph-properties fo:text-align="justify" style:justify-single-word="false"/>
      <style:text-properties fo:font-size="9pt" officeooo:rsid="001eeef9" officeooo:paragraph-rsid="001eeef9" style:font-size-asian="9pt" style:font-size-complex="9pt"/>
    </style:style>
    <style:style style:name="P34" style:family="paragraph" style:parent-style-name="Standard" style:master-page-name="first_5f_page">
      <style:paragraph-properties fo:margin-top="0cm" fo:margin-bottom="0.101cm" loext:contextual-spacing="false" fo:text-align="center" style:justify-single-word="false" style:page-number="auto" fo:break-before="auto" fo:break-after="auto" style:writing-mode="page"/>
      <style:text-properties fo:font-size="9pt" fo:language="en" fo:country="US" fo:font-weight="bold" officeooo:rsid="001bd57b" officeooo:paragraph-rsid="001bd57b" style:font-size-asian="9pt" style:font-weight-asian="bold" style:font-size-complex="9pt" style:font-weight-complex="bold"/>
    </style:style>
    <style:style style:name="P35" style:family="paragraph" style:parent-style-name="Table_20_Contents" style:list-style-name="Numbering_20_1">
      <style:paragraph-properties fo:text-align="center" style:justify-single-word="false"/>
      <style:text-properties fo:font-size="9pt" fo:language="en" fo:country="US" officeooo:rsid="001eeef9" officeooo:paragraph-rsid="001eeef9" style:font-size-asian="9pt" style:font-size-complex="9pt"/>
    </style:style>
    <style:style style:name="P36" style:family="paragraph" style:parent-style-name="Table_20_Contents" style:list-style-name="Numbering_20_1">
      <style:paragraph-properties fo:text-align="center" style:justify-single-word="false"/>
      <style:text-properties fo:font-size="9pt" fo:language="en" fo:country="US" officeooo:rsid="0032bb55" officeooo:paragraph-rsid="0032bb55" style:font-size-asian="9pt" style:font-size-complex="9pt"/>
    </style:style>
    <style:style style:name="P37" style:family="paragraph" style:parent-style-name="Table_20_Contents" style:list-style-name="Numbering_20_1">
      <style:paragraph-properties fo:text-align="center" style:justify-single-word="false"/>
      <style:text-properties fo:font-size="9pt" fo:language="en" fo:country="US" officeooo:rsid="00344000" officeooo:paragraph-rsid="00344000" style:font-size-asian="9pt" style:font-size-complex="9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729fcf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7cf9"/>
    </style:style>
    <style:style style:name="T3" style:family="text">
      <style:text-properties fo:language="en" fo:country="US"/>
    </style:style>
    <style:style style:name="T4" style:family="text">
      <style:text-properties style:text-position="super 58%"/>
    </style:style>
    <style:style style:name="T5" style:family="text">
      <style:text-properties style:text-position="super 58%" fo:language="ru" fo:country="RU"/>
    </style:style>
    <style:style style:name="T6" style:family="text">
      <style:text-properties style:font-name="Times New Roman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101cm" fo:margin-right="0.101cm" fo:margin-top="0.101cm" fo:margin-bottom="0.101cm"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729fcf" draw:fill-gradient-name="Gradient_20_1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fill="none" draw:fill-color="#729fcf" draw:textarea-horizontal-align="justify" draw:textarea-vertical-align="middle" draw:auto-grow-height="false" fo:min-height="27.951cm" fo:min-width="17.95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94cm" draw:marker-end-width="0.494cm" draw:fill="none" draw:fill-color="#729fcf" draw:textarea-horizontal-align="justify" draw:textarea-vertical-align="middle" draw:auto-grow-height="false" fo:min-height="27.951cm" fo:min-width="17.951cm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1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1.6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text:anchor-type="paragraph" draw:z-index="22" draw:name="Фигура6" draw:style-name="gr12" draw:text-style-name="P45" svg:width="18.001cm" svg:height="0.701cm" svg:x="-0.18cm" svg:y="-0.053cm">
     <draw:text-box>
      <text:p text:style-name="P41"><text:span text:style-name="T9">ПОВЕРОЧНЫЙ РАСЧЕТ НА ПРОЧНОСТЬ ОТ</text:span><text:span text:style-name="T10"> ДЕЙСТВИЯ ПРОЕКТНЫХ НАГРУЗОК</text:span></text:p>
     </draw:text-box>
    </draw:frame><draw:line text:anchor-type="paragraph" draw:z-index="23" draw:name="Фигура7" draw:style-name="gr13" draw:text-style-name="P38" svg:x1="-0.181cm" svg:y1="0.647cm" svg:x2="17.821cm" svg:y2="0.647cm">
     <text:p/>
    </draw:line></text:p>
      <text:p text:style-name="P13"/>
      <text:p text:style-name="P13">Расчеты выполнены на ЭВМ по специальной программе расчета согласно требованиям нормативной документации:</text:p>
      <table:table table:name="normative1" table:style-name="normative1">
        <table:table-column table:style-name="normative1.A"/>
        <table:table-column table:style-name="normative1.B"/>
        <table:table-column table:style-name="normative1.C"/>
        <table:table-row>
          <table:table-cell table:style-name="normative1.A1" office:value-type="string">
            <text:p text:style-name="P29"/>
          </table:table-cell>
          <table:table-cell table:style-name="normative1.A1" office:value-type="string">
            <text:list xml:id="list3208501129745113217" text:style-name="Numbering_20_1">
              <text:list-item>
                <text:p text:style-name="P35"/>
              </text:list-item>
            </text:list>
          </table:table-cell>
          <table:table-cell table:style-name="normative1.A1" office:value-type="string">
            <text:p text:style-name="P33">СТ ЦКБА 003-2003. Арматура трубопроводная. Корпуса и крышки. Нормирование статической прочности.</text:p>
          </table:table-cell>
        </table:table-row>
        <table:table-row>
          <table:table-cell table:style-name="normative1.A1" office:value-type="string">
            <text:p text:style-name="P30"/>
          </table:table-cell>
          <table:table-cell table:style-name="normative1.A1" office:value-type="string">
            <text:list xml:id="list112031925505924" text:continue-numbering="true" text:style-name="Numbering_20_1">
              <text:list-item>
                <text:p text:style-name="P36"/>
              </text:list-item>
            </text:list>
          </table:table-cell>
          <table:table-cell table:style-name="normative1.A1" office:value-type="string">
            <text:p text:style-name="P33">ПНАЭ Г-7-002-86. Нормы расчета на прочность оборудования и трубопроводов атомных энергетических установок.</text:p>
          </table:table-cell>
        </table:table-row>
        <table:table-row>
          <table:table-cell table:style-name="normative1.A1" office:value-type="string">
            <text:p text:style-name="P29"/>
          </table:table-cell>
          <table:table-cell table:style-name="normative1.A1" office:value-type="string">
            <text:list xml:id="list112032348889830" text:continue-numbering="true" text:style-name="Numbering_20_1">
              <text:list-item>
                <text:p text:style-name="P35"/>
              </text:list-item>
            </text:list>
          </table:table-cell>
          <table:table-cell table:style-name="normative1.A1" office:value-type="string">
            <text:p text:style-name="P33">ГОСТ Р52857.2-2007 Сосуды и аппараты. Нормы и методы расчета на прочность. Расчет цилиндрических и конических обечаек, выпуклых и плоских днищ и крышек.</text:p>
          </table:table-cell>
        </table:table-row>
        <table:table-row>
          <table:table-cell table:style-name="normative1.A1" office:value-type="string">
            <text:p text:style-name="P29"/>
          </table:table-cell>
          <table:table-cell table:style-name="normative1.A1" office:value-type="string">
            <text:list xml:id="list112033538319626" text:continue-numbering="true" text:style-name="Numbering_20_1">
              <text:list-item>
                <text:p text:style-name="P35"/>
              </text:list-item>
            </text:list>
          </table:table-cell>
          <table:table-cell table:style-name="normative1.A1" office:value-type="string">
            <text:p text:style-name="P33">РД 03-421-01. Методические указания по проведению диагностирования технического состояния и определению остаточного срока службы сосудов и аппаратов. (применительно)</text:p>
          </table:table-cell>
        </table:table-row>
        <table:table-row>
          <table:table-cell table:style-name="normative1.A1" office:value-type="string">
            <text:p text:style-name="P31"/>
          </table:table-cell>
          <table:table-cell table:style-name="normative1.A1" office:value-type="string">
            <text:list xml:id="list112032754377876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1.A1" office:value-type="string">
            <text:p text:style-name="P33">Руководство по безопасности "Рекомендации по устройству и безопасной эксплуатации технологических трубопроводов".</text:p>
          </table:table-cell>
        </table:table-row>
        <table:table-row>
          <table:table-cell table:style-name="normative1.A1" office:value-type="string">
            <text:p text:style-name="P32">A</text:p>
          </table:table-cell>
          <table:table-cell table:style-name="normative1.A1" office:value-type="string">
            <text:list xml:id="list112032455531399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1.A1" office:value-type="string">
            <text:p text:style-name="P33">ГОСТ Р52857.10-2007 Сосуды и аппараты. Нормы и методы расчета на прочность. Сосуды и аппараты, работающие с сероводородными средами.</text:p>
          </table:table-cell>
        </table:table-row>
        <table:table-row>
          <table:table-cell table:style-name="normative1.A1" office:value-type="string">
            <text:p text:style-name="P32">B</text:p>
          </table:table-cell>
          <table:table-cell table:style-name="normative1.A1" office:value-type="string">
            <text:list xml:id="list112033262261137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1.A1" office:value-type="string">
            <text:p text:style-name="P33">ANSI B 16-5-1981 / dimensions of welding ends / pressure temperature ratings for carbon steel flanges</text:p>
          </table:table-cell>
        </table:table-row>
      </table:table>
      <text:p text:style-name="P3"/>
      <text:p text:style-name="P9">1. <text:span text:style-name="T1">Обозначение трубопроводной арматуры</text:span></text:p>
      <table:table table:name="list1" table:style-name="list1">
        <table:table-column table:style-name="list1.A"/>
        <table:table-column table:style-name="list1.B"/>
        <table:table-header-rows>
          <table:table-row table:style-name="list1.1">
            <table:table-cell table:style-name="list1.A1" office:value-type="string">
              <text:p text:style-name="P15">Заводской номер арматуры</text:p>
            </table:table-cell>
            <table:table-cell table:style-name="list1.B1" office:value-type="string">
              <text:p text:style-name="P17">Номер протокола</text:p>
            </table:table-cell>
          </table:table-row>
        </table:table-header-rows>
        <table:table-row>
          <table:table-cell table:style-name="list1.A2" office:value-type="string">
            <text:p text:style-name="P23"/>
          </table:table-cell>
          <table:table-cell table:style-name="list1.B2" office:value-type="string">
            <text:p text:style-name="P23"/>
          </table:table-cell>
        </table:table-row>
      </table:table>
      <text:p text:style-name="P4"/>
      <text:p text:style-name="P4"/>
      <text:p text:style-name="P10">2. Поверочный расчет на прочность корпуса трубопроводной арматуры</text:p>
      <table:table table:name="list2" table:style-name="list2">
        <table:table-column table:style-name="list2.A"/>
        <table:table-column table:style-name="list2.B"/>
        <table:table-column table:style-name="list2.C"/>
        <table:table-column table:style-name="list2.D"/>
        <table:table-header-rows>
          <table:table-row>
            <table:table-cell table:style-name="list2.A1" office:value-type="string">
              <text:p text:style-name="P28"/>
            </table:table-cell>
            <table:table-cell table:style-name="list2.B1" office:value-type="string">
              <text:p text:style-name="P16">Обозначение элемента</text:p>
            </table:table-cell>
            <table:table-cell table:style-name="list2.B1" office:value-type="string">
              <text:p text:style-name="P18">Фланец (ступица)</text:p>
            </table:table-cell>
            <table:table-cell table:style-name="list2.D1" office:value-type="string">
              <text:p text:style-name="P18">Корпус</text:p>
            </table:table-cell>
          </table:table-row>
        </table:table-header-rows>
        <table:table-row>
          <table:table-cell table:style-name="list2.A1" office:value-type="string">
            <text:p text:style-name="P27">A</text:p>
          </table:table-cell>
          <table:table-cell table:style-name="list2.B2" office:value-type="string">
            <text:p text:style-name="P24">Условный диаметр проходного отверстия</text:p>
          </table:table-cell>
          <table:table-cell table:style-name="list2.C2" table:number-columns-spanned="2" office:value-type="string">
            <text:p text:style-name="P25">80 (3<text:span text:style-name="T3">”)</text:span></text:p>
          </table:table-cell>
          <table:covered-table-cell/>
        </table:table-row>
        <table:table-row>
          <table:table-cell table:style-name="list2.A1" office:value-type="string">
            <text:p text:style-name="P27">B</text:p>
          </table:table-cell>
          <table:table-cell table:style-name="list2.B2" office:value-type="string">
            <text:p text:style-name="P24">Материал</text:p>
          </table:table-cell>
          <table:table-cell table:style-name="list2.C2" table:number-columns-spanned="2" office:value-type="string">
            <text:p text:style-name="P26">17<text:span text:style-name="T1">ГС</text:span></text:p>
          </table:table-cell>
          <table:covered-table-cell/>
        </table:table-row>
        <table:table-row>
          <table:table-cell table:style-name="list2.A1" office:value-type="string">
            <text:p text:style-name="P27">C</text:p>
          </table:table-cell>
          <table:table-cell table:style-name="list2.B2" office:value-type="string">
            <text:p text:style-name="P24">Серия по <text:span text:style-name="T3">ANSI </text:span><text:span text:style-name="T1">(условное давление, кгс/см</text:span><text:span text:style-name="T5">2</text:span><text:span text:style-name="T1">)</text:span></text:p>
          </table:table-cell>
          <table:table-cell table:style-name="list2.C2" table:number-columns-spanned="2" office:value-type="string">
            <text:p text:style-name="P25">150 (20)</text:p>
          </table:table-cell>
          <table:covered-table-cell/>
        </table:table-row>
        <table:table-row>
          <table:table-cell table:style-name="list2.A1" office:value-type="string">
            <text:p text:style-name="P27">D</text:p>
          </table:table-cell>
          <table:table-cell table:style-name="list2.B2" office:value-type="string">
            <text:p text:style-name="P24">Расчетная температура, <text:span text:style-name="T6">º</text:span>С</text:p>
          </table:table-cell>
          <table:table-cell table:style-name="list2.C2" table:number-columns-spanned="2" office:value-type="string">
            <text:p text:style-name="P25">+40</text:p>
          </table:table-cell>
          <table:covered-table-cell/>
        </table:table-row>
        <table:table-row>
          <table:table-cell table:style-name="list2.A1" office:value-type="string">
            <text:p text:style-name="P27">E</text:p>
          </table:table-cell>
          <table:table-cell table:style-name="list2.B2" office:value-type="string">
            <text:p text:style-name="P24">Расчетное давление, кгс/см<text:span text:style-name="T4">2</text:span></text:p>
          </table:table-cell>
          <table:table-cell table:style-name="list2.C2" table:number-columns-spanned="2" office:value-type="string">
            <text:p text:style-name="P25">20</text:p>
          </table:table-cell>
          <table:covered-table-cell/>
        </table:table-row>
        <table:table-row>
          <table:table-cell table:style-name="list2.A1" office:value-type="string">
            <text:p text:style-name="P27">F</text:p>
          </table:table-cell>
          <table:table-cell table:style-name="list2.B2" office:value-type="string">
            <text:p text:style-name="P24">Рабочая среда</text:p>
          </table:table-cell>
          <table:table-cell table:style-name="list2.C2" table:number-columns-spanned="2" office:value-type="string">
            <text:p text:style-name="P25">Нестабильный конденсат</text:p>
          </table:table-cell>
          <table:covered-table-cell/>
        </table:table-row>
      </table:table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19">Результаты расчетов на проектные нагрузки <text:note text:id="ftn1" text:note-class="footnote"><text:note-citation text:label="*">*</text:note-citation><text:note-body>
         <text:p text:style-name="P14">Расчет на проектные нагрузки выполняется по нормам проектирования.</text:p></text:note-body></text:note></text:p>
          </table:table-cell>
          <table:covered-table-cell/>
        </table:table-row>
        <table:table-row>
          <table:table-cell table:style-name="Таблица1.A2" office:value-type="string">
            <text:p text:style-name="P21">Условие прочности</text:p>
          </table:table-cell>
          <table:table-cell table:style-name="Таблица1.B2" office:value-type="string">
            <text:p text:style-name="P21">обеспечено</text:p>
          </table:table-cell>
        </table:table-row>
      </table:table>
      <text:p text:style-name="P10"/>
      <text:p text:style-name="P12"/>
      <text:p text:style-name="P34"/>
      <text:p text:style-name="P13"><draw:line text:anchor-type="paragraph" draw:z-index="25" draw:name="Фигура7" draw:style-name="gr13" draw:text-style-name="P38" svg:x1="-0.181cm" svg:y1="0.164cm" svg:x2="17.821cm" svg:y2="0.164cm">
     <text:p/>
    </draw:line><draw:frame text:anchor-type="paragraph" draw:z-index="24" draw:name="Фигура6" draw:style-name="gr12" draw:text-style-name="P45" svg:width="18.001cm" svg:height="0.701cm" svg:x="-0.18cm" svg:y="-0.55cm">
     <draw:text-box>
      <text:p text:style-name="P41"><text:span text:style-name="T9">ПОВЕРОЧНЫЙ РАСЧЕТ НА ПРОЧНОСТЬ ОТ</text:span><text:span text:style-name="T10"> ДЕЙСТВИЯ НЕПРОЕКТНЫХ НАГРУЗОК</text:span></text:p>
     </draw:text-box>
    </draw:frame></text:p>
      <text:p text:style-name="P13">Расчеты выполнены на ЭВМ по специальной программе расчета согласно требованиям нормативной документации:</text:p>
      <table:table table:name="normative2" table:style-name="normative2">
        <table:table-column table:style-name="normative2.A"/>
        <table:table-column table:style-name="normative2.B"/>
        <table:table-column table:style-name="normative2.C"/>
        <table:table-row>
          <table:table-cell table:style-name="normative2.A1" office:value-type="string">
            <text:p text:style-name="P29"/>
          </table:table-cell>
          <table:table-cell table:style-name="normative2.A1" office:value-type="string">
            <text:list xml:id="list112032725849122" text:continue-list="list112033262261137" text:style-name="Numbering_20_1">
              <text:list-item text:start-value="1">
                <text:p text:style-name="P35"/>
              </text:list-item>
            </text:list>
          </table:table-cell>
          <table:table-cell table:style-name="normative2.A1" office:value-type="string">
            <text:p text:style-name="P33">СТ ЦКБА 003-2003. Арматура трубопроводная. Корпуса и крышки. Нормирование статической прочности.</text:p>
          </table:table-cell>
        </table:table-row>
        <table:table-row>
          <table:table-cell table:style-name="normative2.A1" office:value-type="string">
            <text:p text:style-name="P30"/>
          </table:table-cell>
          <table:table-cell table:style-name="normative2.A1" office:value-type="string">
            <text:list xml:id="list112032239630509" text:continue-numbering="true" text:style-name="Numbering_20_1">
              <text:list-item>
                <text:p text:style-name="P36"/>
              </text:list-item>
            </text:list>
          </table:table-cell>
          <table:table-cell table:style-name="normative2.A1" office:value-type="string">
            <text:p text:style-name="P33">ПНАЭ Г-7-002-86. Нормы расчета на прочность оборудования и трубопроводов атомных энергетических установок.</text:p>
          </table:table-cell>
        </table:table-row>
        <table:table-row>
          <table:table-cell table:style-name="normative2.A1" office:value-type="string">
            <text:p text:style-name="P29"/>
          </table:table-cell>
          <table:table-cell table:style-name="normative2.A1" office:value-type="string">
            <text:list xml:id="list112033389036117" text:continue-numbering="true" text:style-name="Numbering_20_1">
              <text:list-item>
                <text:p text:style-name="P35"/>
              </text:list-item>
            </text:list>
          </table:table-cell>
          <table:table-cell table:style-name="normative2.A1" office:value-type="string">
            <text:p text:style-name="P33">ГОСТ Р52857.2-2007 Сосуды и аппараты. Нормы и методы расчета на прочность. Расчет цилиндрических и конических обечаек, выпуклых и плоских днищ и крышек.</text:p>
          </table:table-cell>
        </table:table-row>
        <table:table-row>
          <table:table-cell table:style-name="normative2.A1" office:value-type="string">
            <text:p text:style-name="P29"/>
          </table:table-cell>
          <table:table-cell table:style-name="normative2.A1" office:value-type="string">
            <text:list xml:id="list112032706570409" text:continue-numbering="true" text:style-name="Numbering_20_1">
              <text:list-item>
                <text:p text:style-name="P35"/>
              </text:list-item>
            </text:list>
          </table:table-cell>
          <table:table-cell table:style-name="normative2.A1" office:value-type="string">
            <text:p text:style-name="P33">РД 03-421-01. Методические указания по проведению диагностирования технического состояния и определению остаточного срока службы сосудов и аппаратов. (применительно)</text:p>
          </table:table-cell>
        </table:table-row>
        <table:table-row>
          <table:table-cell table:style-name="normative2.A1" office:value-type="string">
            <text:p text:style-name="P31"/>
          </table:table-cell>
          <table:table-cell table:style-name="normative2.A1" office:value-type="string">
            <text:list xml:id="list112033355889849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2.A1" office:value-type="string">
            <text:p text:style-name="P33">Руководство по безопасности "Рекомендации по устройству и безопасной эксплуатации технологических трубопроводов".</text:p>
          </table:table-cell>
        </table:table-row>
        <table:table-row>
          <table:table-cell table:style-name="normative2.A1" office:value-type="string">
            <text:p text:style-name="P32">A</text:p>
          </table:table-cell>
          <table:table-cell table:style-name="normative2.A1" office:value-type="string">
            <text:list xml:id="list112033525665691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2.A1" office:value-type="string">
            <text:p text:style-name="P33">ГОСТ Р52857.10-2007 Сосуды и аппараты. Нормы и методы расчета на прочность. Сосуды и аппараты, работающие с сероводородными средами.</text:p>
          </table:table-cell>
        </table:table-row>
        <table:table-row>
          <table:table-cell table:style-name="normative2.A1" office:value-type="string">
            <text:p text:style-name="P32">B</text:p>
          </table:table-cell>
          <table:table-cell table:style-name="normative2.A1" office:value-type="string">
            <text:list xml:id="list112033719511388" text:continue-numbering="true" text:style-name="Numbering_20_1">
              <text:list-item>
                <text:p text:style-name="P37"/>
              </text:list-item>
            </text:list>
          </table:table-cell>
          <table:table-cell table:style-name="normative2.A1" office:value-type="string">
            <text:p text:style-name="P33">ANSI B 16-5-1981 / dimensions of welding ends / pressure temperature ratings for carbon steel flanges</text:p>
          </table:table-cell>
        </table:table-row>
      </table:table>
      <text:p text:style-name="P3"/>
      <text:p text:style-name="P9">1. <text:span text:style-name="T1">Обозначение трубопроводной арматуры</text:span></text:p>
      <table:table table:name="list1_2" table:style-name="list1_5f_2">
        <table:table-column table:style-name="list1_5f_2.A"/>
        <table:table-column table:style-name="list1_5f_2.B"/>
        <table:table-header-rows>
          <table:table-row table:style-name="list1_5f_2.1">
            <table:table-cell table:style-name="list1_5f_2.A1" office:value-type="string">
              <text:p text:style-name="P15">Заводской номер арматуры</text:p>
            </table:table-cell>
            <table:table-cell table:style-name="list1_5f_2.B1" office:value-type="string">
              <text:p text:style-name="P17">Номер протокола</text:p>
            </table:table-cell>
          </table:table-row>
        </table:table-header-rows>
        <table:table-row>
          <table:table-cell table:style-name="list1_5f_2.A2" office:value-type="string">
            <text:p text:style-name="P23"/>
          </table:table-cell>
          <table:table-cell table:style-name="list1_5f_2.B2" office:value-type="string">
            <text:p text:style-name="P23"/>
          </table:table-cell>
        </table:table-row>
      </table:table>
      <text:p text:style-name="P4"/>
      <text:p text:style-name="P4"/>
      <text:p text:style-name="P10">2. Поверочный расчет на прочность корпуса трубопроводной арматуры</text:p>
      <table:table table:name="list2_2" table:style-name="list2_5f_2">
        <table:table-column table:style-name="list2_5f_2.A"/>
        <table:table-column table:style-name="list2_5f_2.B"/>
        <table:table-column table:style-name="list2_5f_2.C"/>
        <table:table-column table:style-name="list2_5f_2.D"/>
        <table:table-header-rows>
          <table:table-row>
            <table:table-cell table:style-name="list2_5f_2.A1" office:value-type="string">
              <text:p text:style-name="P28"/>
            </table:table-cell>
            <table:table-cell table:style-name="list2_5f_2.B1" office:value-type="string">
              <text:p text:style-name="P16">Обозначение элемента</text:p>
            </table:table-cell>
            <table:table-cell table:style-name="list2_5f_2.B1" office:value-type="string">
              <text:p text:style-name="P18">Фланец (ступица)</text:p>
            </table:table-cell>
            <table:table-cell table:style-name="list2_5f_2.D1" office:value-type="string">
              <text:p text:style-name="P18">Корпус</text:p>
            </table:table-cell>
          </table:table-row>
        </table:table-header-rows>
        <table:table-row>
          <table:table-cell table:style-name="list2_5f_2.A1" office:value-type="string">
            <text:p text:style-name="P27">A</text:p>
          </table:table-cell>
          <table:table-cell table:style-name="list2_5f_2.B2" office:value-type="string">
            <text:p text:style-name="P24">Условный диаметр проходного отверстия</text:p>
          </table:table-cell>
          <table:table-cell table:style-name="list2_5f_2.C2" table:number-columns-spanned="2" office:value-type="string">
            <text:p text:style-name="P25">80 (3<text:span text:style-name="T3">”)</text:span></text:p>
          </table:table-cell>
          <table:covered-table-cell/>
        </table:table-row>
        <table:table-row>
          <table:table-cell table:style-name="list2_5f_2.A1" office:value-type="string">
            <text:p text:style-name="P27">B</text:p>
          </table:table-cell>
          <table:table-cell table:style-name="list2_5f_2.B2" office:value-type="string">
            <text:p text:style-name="P24">Материал</text:p>
          </table:table-cell>
          <table:table-cell table:style-name="list2_5f_2.C2" table:number-columns-spanned="2" office:value-type="string">
            <text:p text:style-name="P26">17<text:span text:style-name="T1">ГС</text:span></text:p>
          </table:table-cell>
          <table:covered-table-cell/>
        </table:table-row>
        <table:table-row>
          <table:table-cell table:style-name="list2_5f_2.A1" office:value-type="string">
            <text:p text:style-name="P27">C</text:p>
          </table:table-cell>
          <table:table-cell table:style-name="list2_5f_2.B2" office:value-type="string">
            <text:p text:style-name="P24">Серия по <text:span text:style-name="T3">ANSI </text:span><text:span text:style-name="T1">(условное давление, кгс/см</text:span><text:span text:style-name="T5">2</text:span><text:span text:style-name="T1">)</text:span></text:p>
          </table:table-cell>
          <table:table-cell table:style-name="list2_5f_2.C2" table:number-columns-spanned="2" office:value-type="string">
            <text:p text:style-name="P25">150 (20)</text:p>
          </table:table-cell>
          <table:covered-table-cell/>
        </table:table-row>
        <table:table-row>
          <table:table-cell table:style-name="list2_5f_2.A1" office:value-type="string">
            <text:p text:style-name="P27">D</text:p>
          </table:table-cell>
          <table:table-cell table:style-name="list2_5f_2.B2" office:value-type="string">
            <text:p text:style-name="P24">Расчетная температура, <text:span text:style-name="T6">º</text:span>С</text:p>
          </table:table-cell>
          <table:table-cell table:style-name="list2_5f_2.C2" table:number-columns-spanned="2" office:value-type="string">
            <text:p text:style-name="P25">+40</text:p>
          </table:table-cell>
          <table:covered-table-cell/>
        </table:table-row>
        <table:table-row>
          <table:table-cell table:style-name="list2_5f_2.A1" office:value-type="string">
            <text:p text:style-name="P27">E</text:p>
          </table:table-cell>
          <table:table-cell table:style-name="list2_5f_2.B2" office:value-type="string">
            <text:p text:style-name="P24">Расчетное давление, кгс/см<text:span text:style-name="T4">2</text:span></text:p>
          </table:table-cell>
          <table:table-cell table:style-name="list2_5f_2.C2" table:number-columns-spanned="2" office:value-type="string">
            <text:p text:style-name="P25">20</text:p>
          </table:table-cell>
          <table:covered-table-cell/>
        </table:table-row>
        <table:table-row>
          <table:table-cell table:style-name="list2_5f_2.A1" office:value-type="string">
            <text:p text:style-name="P27">F</text:p>
          </table:table-cell>
          <table:table-cell table:style-name="list2_5f_2.B2" office:value-type="string">
            <text:p text:style-name="P24">Рабочая среда</text:p>
          </table:table-cell>
          <table:table-cell table:style-name="list2_5f_2.C2" table:number-columns-spanned="2" office:value-type="string">
            <text:p text:style-name="P25">Нестабильный конденсат</text:p>
          </table:table-cell>
          <table:covered-table-cell/>
        </table:table-row>
      </table:table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0">Результаты расчетов на <text:span text:style-name="T2">не</text:span>проектные нагрузки <text:note text:id="ftn2" text:note-class="footnote"><text:note-citation text:label="*">*</text:note-citation><text:note-body>
         <text:p text:style-name="P14">Расчет на непроектные нагрузки выполняется при наличии отклонений от проекта по толщинам стенки и другим несоответствиям, превышающим допуск.</text:p></text:note-body></text:note></text:p>
          </table:table-cell>
          <table:covered-table-cell/>
        </table:table-row>
        <table:table-row>
          <table:table-cell table:style-name="Таблица5.A2" office:value-type="string">
            <text:p text:style-name="P22">Допускаемое давление, кгс/см<text:span text:style-name="T4">2</text:span></text:p>
          </table:table-cell>
          <table:table-cell table:style-name="Таблица5.A1" office:value-type="string">
            <text:p text:style-name="P22">не менее рабочего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Fiery" xlink:href="Pictures/100000000000005E0000005E87693D6A068903B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margin-left="0.101cm" fo:margin-right="0cm" fo:margin-top="0.101cm" fo:margin-bottom="0cm" loext:contextual-spacing="false" fo:text-indent="0cm" style:auto-text-indent="false" fo:background-color="transparent" style:writing-mode="page"/>
      <style:text-properties fo:font-size="13pt" fo:font-weight="bold" officeooo:rsid="0026817a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 fo:text-indent="-1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nothing" fo:text-indent="-2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nothing" fo:text-indent="-2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nothing" fo:text-indent="-3.5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nothing" fo:text-indent="-4.001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nothing" fo:text-indent="-4.5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nothing" fo:text-indent="-5.001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2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 fo:text-indent="-1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nothing" fo:text-indent="-2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nothing" fo:text-indent="-2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nothing" fo:text-indent="-3.5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nothing" fo:text-indent="-4.001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nothing" fo:text-indent="-4.5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nothing" fo:text-indent="-5.001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d331a"/>
    </style:style>
    <style:style style:name="MP2" style:family="paragraph" style:parent-style-name="Frame_20_contents" style:master-page-name="">
      <loext:graphic-properties draw:fill-image-width="0cm" draw:fill-image-height="0cm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font-size="8pt" fo:language="en" fo:country="US" fo:font-weight="normal" officeooo:rsid="0031eb84" officeooo:paragraph-rsid="0031eb84" style:font-size-asian="7pt" style:font-weight-asian="normal" style:font-size-complex="8pt" style:font-weight-complex="normal"/>
    </style:style>
    <style:style style:name="MP3" style:family="paragraph">
      <loext:graphic-properties draw:fill-color="#000000"/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5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Frame_20_contents" style:master-page-name="">
      <loext:graphic-properties draw:fill="none" draw:fill-image-width="0cm" draw:fill-image-height="0cm"/>
      <style:paragraph-properties fo:margin-left="0.101cm" fo:margin-right="0cm" fo:margin-top="0.101cm" fo:margin-bottom="0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font-size="12.5pt" officeooo:paragraph-rsid="0026817a" style:font-size-asian="12.5pt" style:font-size-complex="12.5pt"/>
    </style:style>
    <style:style style:name="MP8" style:family="paragraph" style:parent-style-name="Frame_20_contents">
      <loext:graphic-properties draw:fill="none" draw:fill-image-width="0cm" draw:fill-image-height="0cm"/>
      <style:paragraph-properties fo:margin-left="0.101cm" fo:margin-right="0cm" fo:margin-top="0.049cm" fo:margin-bottom="0cm" loext:contextual-spacing="false" fo:text-indent="0cm" style:auto-text-indent="false" fo:background-color="transparent" style:shadow="none" style:writing-mode="page">
        <style:tab-stops/>
      </style:paragraph-properties>
      <style:text-properties fo:font-size="12pt" officeooo:paragraph-rsid="0026817a" style:font-size-asian="12pt" style:font-size-complex="12pt"/>
    </style:style>
    <style:style style:name="MP9" style:family="paragraph">
      <loext:graphic-properties draw:fill="none" draw:fill-color="#729fcf"/>
    </style:style>
    <style:style style:name="MP10" style:family="paragraph" style:parent-style-name="Frame_20_contents" style:master-page-name="">
      <loext:graphic-properties draw:fill-image-width="0cm" draw:fill-image-height="0cm"/>
      <style:paragraph-properties fo:margin-top="0cm" fo:margin-bottom="0cm" loext:contextual-spacing="false" fo:text-align="center" style:justify-single-word="false" style:page-number="auto" style:shadow="none" style:vertical-align="middle" style:writing-mode="page">
        <style:tab-stops/>
      </style:paragraph-properties>
      <style:text-properties fo:font-size="13pt" fo:language="ru" fo:country="RU" fo:font-weight="bold" officeooo:rsid="001d331a" officeooo:paragraph-rsid="001d331a" style:font-size-asian="11.3500003814697pt" style:font-weight-asian="bold" style:font-size-complex="13pt" style:font-weight-complex="bold"/>
    </style:style>
    <style:style style:name="M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T1" style:family="text">
      <style:text-properties fo:font-size="13pt" fo:font-weight="bold" style:font-size-asian="13pt" style:font-weight-asian="bold" style:font-size-complex="13pt" style:font-weight-complex="bold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3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3pt" style:language-asian="zh" style:country-asian="CN" style:font-style-asian="normal" style:font-weight-asian="bold" style:font-name-complex="Mangal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Mfr1" style:family="graphic" style:parent-style-name="Frame">
      <style:graphic-properties fo:margin-left="0.101cm" fo:margin-right="0.101cm" fo:margin-top="0.101cm" fo:margin-bottom="0.101cm"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729fcf" draw:fill-gradient-name="Gradient_20_1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cm" fo:border="none" style:shadow="none" draw:shadow-opacity="100%" draw:textarea-vertical-align="middle">
        <style:columns fo:column-count="1" fo:column-gap="0cm"/>
      </style:graphic-properties>
    </style:style>
    <style:style style:name="Mgr1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protect="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draw:textarea-vertical-align="middle" fo:min-height="1.6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049cm" svg:stroke-color="#000000" draw:marker-start-width="0.494cm" draw:marker-end-width="0.494cm" draw:fill="none" draw:fill-color="#729fcf" draw:textarea-horizontal-align="justify" draw:textarea-vertical-align="middle" draw:auto-grow-height="false" fo:min-height="27.951cm" fo:min-width="17.951cm" fo:padding-top="0.025cm" fo:padding-bottom="0.025cm" fo:padding-left="0.025cm" fo:padding-right="0.02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draw:textarea-vertical-align="middle" fo:min-height="1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.838cm" fo:margin-bottom="0.471cm" fo:margin-left="2.184cm" fo:margin-right="1.111cm" fo:border="none" fo:padding="0cm" style:shadow="none" fo:background-color="transparent" style:writing-mode="lr-tb" draw:fill="none" draw:fill-color="#729fcf" draw:fill-image-name="Fiery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1.6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87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first_5f_page" style:display-name="first_page" style:page-layout-name="Mpm6">
      <style:header>
        <text:p text:style-name="MP1"><draw:frame draw:style-name="Mfr1" draw:name="ngroup" text:anchor-type="paragraph" svg:x="-1.75cm" svg:y="0.041cm" draw:z-index="21">
      <draw:text-box fo:min-height="1cm" fo:min-width="1cm">
       <text:p text:style-name="MP2"/>
      </draw:text-box>
     </draw:frame><draw:line text:anchor-type="paragraph" draw:z-index="13" draw:name="Фигура3" draw:style-name="Mgr1" draw:text-style-name="MP3" svg:x1="-0.183cm" svg:y1="1.642cm" svg:x2="17.817cm" svg:y2="1.642cm">
      <text:p/>
     </draw:line><draw:frame text:anchor-type="paragraph" draw:z-index="17" draw:name="Фигура5" draw:style-name="Mgr2" draw:text-style-name="MP5" svg:width="4.001cm" svg:height="1.631cm" svg:x="13.82cm" svg:y="0.011cm">
      <draw:text-box>
       <text:p text:style-name="MP4"><text:span text:style-name="MT1">Приложение</text:span></text:p>
      </draw:text-box>
     </draw:frame><draw:line text:anchor-type="paragraph" draw:z-index="19" draw:name="Фигура4" draw:style-name="Mgr3" draw:text-style-name="MP6" svg:x1="13.82cm" svg:y1="0.01cm" svg:x2="13.82cm" svg:y2="1.64cm">
      <text:p/>
     </draw:line><draw:frame draw:style-name="Mfr2" draw:name="header" text:anchor-type="paragraph" svg:x="-0.18cm" svg:y="0.011cm" svg:width="14.002cm" draw:z-index="3">
      <draw:text-box fo:min-height="1.632cm">
       <text:p text:style-name="MP7">ООО Газпром добыча Оренбург, ГПЗ, цех №1, У-730</text:p>
       <text:p text:style-name="MP8">Задвижка клиновая (Ду50, Ру40)</text:p>
      </draw:text-box>
     </draw:frame><draw:custom-shape text:anchor-type="paragraph" draw:z-index="7" draw:name="Фигура1" draw:style-name="Mgr4" draw:text-style-name="MP9" svg:width="18.001cm" svg:height="28.001cm" svg:x="-0.18cm" svg:y="0.011cm">
      <text:p/>
      <draw:enhanced-geometry svg:viewBox="0 0 21600 21600" draw:type="rectangle" draw:enhanced-path="M 0 0 L 21600 0 21600 21600 0 21600 0 0 Z N"/>
     </draw:custom-shape></text:p>
      </style:header>
      <style:footer>
        <text:p text:style-name="Footer"><draw:frame draw:style-name="Mfr3" draw:name="footer" text:anchor-type="paragraph" svg:x="9.82cm" svg:y="-0.011cm" svg:width="8.003cm" draw:z-index="5">
      <draw:text-box fo:min-height="1.002cm">
       <text:p text:style-name="MP10">Страница <text:page-number text:select-page="current">2</text:page-number> из <text:page-count>2</text:page-count></text:p>
      </draw:text-box>
     </draw:frame><draw:frame text:anchor-type="paragraph" draw:z-index="9" draw:name="Фигура8" draw:style-name="Mgr5" draw:text-style-name="MP12" svg:width="10cm" svg:height="1.001cm" svg:x="-0.18cm" svg:y="-0.011cm">
      <draw:text-box>
       <text:p text:style-name="MP11"><text:span text:style-name="MT2">ТЕХДИАГНОСТИКА</text:span></text:p>
      </draw:text-box>
     </draw:frame><draw:line text:anchor-type="paragraph" draw:z-index="11" draw:name="Фигура9" draw:style-name="Mgr3" draw:text-style-name="MP6" svg:x1="-0.179cm" svg:y1="-0.011cm" svg:x2="17.821cm" svg:y2="-0.011cm">
      <text:p/>
     </draw:line><draw:line text:anchor-type="paragraph" draw:z-index="15" draw:name="Фигура10" draw:style-name="Mgr3" draw:text-style-name="MP6" svg:x1="9.82cm" svg:y1="-0.011cm" svg:x2="9.82cm" svg:y2="0.989cm">
      <text:p/>
     </draw:line><draw:line text:anchor-type="paragraph" draw:z-index="1" draw:style-name="Mgr6" draw:text-style-name="MP6" svg:x1="22.32cm" svg:y1="5.011cm" svg:x2="-5.68cm" svg:y2="5.011cm">
      <text:p/>
     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8:19:58.173000000</meta:creation-date>
    <dc:date>2017-04-10T11:20:31.572000000</dc:date>
    <meta:editing-duration>PT5H44M5S</meta:editing-duration>
    <meta:editing-cycles>47</meta:editing-cycles>
    <meta:generator>LibreOffice/5.2.4.2$Windows_x86 LibreOffice_project/3d5603e1122f0f102b62521720ab13a38a4e0eb0</meta:generator>
    <meta:document-statistic meta:table-count="8" meta:image-count="0" meta:object-count="0" meta:page-count="2" meta:paragraph-count="79" meta:word-count="417" meta:character-count="3190" meta:non-whitespace-character-count="2852"/>
  </office:meta>
</office:document-meta>
</file>